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Yu Gothic" style:font-name-asian="Yu Gothic" style:font-name-complex="Yu Gothic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86266666666667cm"/>
    </style:style>
    <style:style style:name="ro1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<text:ruby text:style-name="ru1"><text:ruby-base>部署</text:ruby-base><text:ruby-text text:style-name="T1">ブショ</text:ruby-text></text:ruby><text:ruby text:style-name="ru1"><text:ruby-base>一覧</text:ruby-base><text:ruby-text text:style-name="T1">イチラン</text:ruby-text></text:ruby>ファイル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ruby text:style-name="ru1"><text:ruby-base>人員</text:ruby-base><text:ruby-text text:style-name="T1">ジンイン</text:ruby-text></text:ruby><text:ruby text:style-name="ru1"><text:ruby-base>一覧</text:ruby-base><text:ruby-text text:style-name="T1">イチラン</text:ruby-text></text:ruby>ファイル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ruby text:style-name="ru1"><text:ruby-base>作業定義</text:ruby-base><text:ruby-text text:style-name="T1">サギョウテイギ</text:ruby-text></text:ruby>ファイル</text:p>
          </table:table-cell>
          <table:table-cell table:number-columns-repeated="16383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B-Forme</meta:initial-creator>
    <dc:creator>B-Forme</dc:creator>
    <meta:creation-date>2015-06-05T18:19:34Z</meta:creation-date>
    <dc:date>2021-06-23T05:17:09Z</dc:date>
  </office:meta>
</office:document-meta>
</file>